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position="super 58%"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eting 16/10</text:p>
      <text:p text:style-name="P1"/>
      <text:p text:style-name="P2"><text:span text:style-name="T2">The first deliverable that we need to have is the interaction design document, to be handed in the week beginning the 29</text:span><text:span text:style-name="T3">th</text:span><text:span text:style-name="T2"> October</text:span></text:p>
      <text:p text:style-name="P3"/>
      <text:p text:style-name="P3">It is a document to describe all of the interactions that the user can make with the program, and should not contain anything to do with code or the structure of the program.</text:p>
      <text:p text:style-name="P3"/>
      <text:p text:style-name="P3">We also need to get a project plan ready.</text:p>
      <text:p text:style-name="P3"/>
      <text:p text:style-name="P3">A draft for the interaction design document must be ready by next Tuesday (23rd)</text:p>
      <text:p text:style-name="P3"/>
      <text:p text:style-name="P3">After listening to the results of the research, we have decided to use tomcat</text:p>
      <text:p text:style-name="P3"/>
      <text:p text:style-name="P2"><text:span text:style-name="T2">Next meeting is on friday 19</text:span><text:span text:style-name="T3">th</text:span><text:span text:style-name="T2"> at 4PM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GB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19:47:13</meta:creation-date>
    <dc:date>2012-10-28T20:04:08</dc:date>
    <meta:editing-cycles>1</meta:editing-cycles>
    <meta:editing-duration>PT1M42S</meta:editing-duration>
    <meta:document-statistic meta:table-count="0" meta:image-count="0" meta:object-count="0" meta:page-count="1" meta:paragraph-count="7" meta:word-count="103" meta:character-count="552"/>
    <meta:generator>OpenOffice.org/3.4$Win32 OpenOffice.org_project/340m1$Build-9590</meta:generator>
  </office:meta>
</office:document-meta>
</file>